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em" svg:font-family="rem, 'Google Sans Text', 'Google Sans', sans-serif"/>
  </office:font-face-decls>
  <office:automatic-styles>
    <style:style style:name="Tabla1" style:family="table">
      <style:table-properties style:width="17cm" table:align="left"/>
    </style:style>
    <style:style style:name="Tabla1.A" style:family="table-column">
      <style:table-column-properties style:column-width="4.547cm"/>
    </style:style>
    <style:style style:name="Tabla1.B" style:family="table-column">
      <style:table-column-properties style:column-width="5.96cm"/>
    </style:style>
    <style:style style:name="Tabla1.C" style:family="table-column">
      <style:table-column-properties style:column-width="6.493cm"/>
    </style:style>
    <style:style style:name="Tabla1.A1" style:family="table-cell">
      <style:table-cell-properties style:vertical-align="middle" fo:padding-left="0.049cm" fo:padding-right="0cm" fo:padding-top="0cm" fo:padding-bottom="0.049cm" fo:border-left="0.05pt solid #e8eaed" fo:border-right="none" fo:border-top="none" fo:border-bottom="0.05pt solid #e8eaed"/>
    </style:style>
    <style:style style:name="P1"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normal" fo:font-weight="normal"/>
    </style:style>
    <style:style style:name="P2"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normal" fo:font-weight="bold"/>
    </style:style>
    <style:style style:name="P3" style:family="paragraph" style:parent-style-name="Table_20_Contents">
      <style:paragraph-properties fo:margin-left="0cm" fo:margin-right="0cm" fo:line-height="150%" fo:text-indent="0cm" style:auto-text-indent="false"/>
      <style:text-properties fo:font-variant="normal" fo:text-transform="none" style:font-name="rem" fo:font-size="10.5pt" fo:letter-spacing="normal" fo:font-style="normal" fo:font-weight="normal"/>
    </style:style>
    <style:style style:name="P4"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rem" fo:font-size="10.5pt" fo:letter-spacing="normal" fo:font-style="normal" fo:font-weight="normal"/>
    </style:style>
    <style:style style:name="P5"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rem" fo:font-size="10.5pt" fo:letter-spacing="normal" fo:font-style="normal" fo:font-weight="bold"/>
    </style:style>
    <style:style style:name="P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style:font-name="Google Sans Text" fo:font-size="10.5pt" fo:letter-spacing="normal" fo:font-style="normal" fo:font-weight="normal"/>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fo:letter-spacing="normal"/>
    </style:style>
    <style:style style:name="T1" style:family="text">
      <style:text-properties fo:font-weight="bold"/>
    </style:style>
    <style:style style:name="T2" style:family="text">
      <style:text-properties style:font-name="rem" fo:font-size="10.5pt" fo:font-style="normal" fo:font-weight="bold"/>
    </style:style>
    <style:style style:name="T3" style:family="text">
      <style:text-properties style:font-name="rem" fo:font-size="10.5pt" fo:font-style="normal" fo:font-weight="normal"/>
    </style:style>
    <style:style style:name="T4" style:family="text">
      <style:text-properties style:font-name="rem" fo:font-size="10.5pt"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ultivo de Precisión: Frustraciones y el Futuro de la IA</text:p>
      <text:p text:style-name="Standard"/>
      <text:p text:style-name="P1">La información extraída sobre las frustraciones y comportamientos de los cultivadores se cruza directamente con las tendencias actuales del mercado, especialmente en el sector del cannabis medicinal, donde la <text:span text:style-name="T1">precisión</text:span> y la <text:span text:style-name="T1">estandarización</text:span> son imperativos.</text:p>
      <text:p text:style-name="P1">A continuación, se identifican las coincidencias, las demandas que ya están siendo abordadas y las oportunidades no cubiertas, con un enfoque en los próximos 12-18 meses:</text:p>
      <text:p text:style-name="P1">--------------------------------------------------------------------------------</text:p>
      <text:p text:style-name="P2">I. Coincidencias Claras entre Frustración y Tendencias</text:p>
      <text:p text:style-name="P1">Las tendencias tecnológicas y regulatorias abordan directamente los principales puntos de dolor identificados en la conversación previa: la necesidad de control (frente al pánico por el fallo) y la necesidad de simplificación (frente a la sobrecarga de información).</text:p>
      <table:table table:name="Tabla1" table:style-name="Tabla1">
        <table:table-column table:style-name="Tabla1.A"/>
        <table:table-column table:style-name="Tabla1.B"/>
        <table:table-column table:style-name="Tabla1.C"/>
        <table:table-row>
          <table:table-cell table:style-name="Tabla1.A1" office:value-type="string">
            <text:p text:style-name="P3">Patrón de Frustración</text:p>
          </table:table-cell>
          <table:table-cell table:style-name="Tabla1.A1" office:value-type="string">
            <text:p text:style-name="P3">Demanda Implícita</text:p>
          </table:table-cell>
          <table:table-cell table:style-name="Tabla1.A1" office:value-type="string">
            <text:p text:style-name="P3">Coincidencia en la Tendencia de Mercado</text:p>
          </table:table-cell>
        </table:table-row>
        <table:table-row>
          <table:table-cell table:style-name="Tabla1.A1" office:value-type="string">
            <text:p text:style-name="P3"><text:span text:style-name="T1">Alto Costo del Fracaso / Problemas Ambiguos:</text:span> El miedo a perder la cosecha por errores en nutrientes o ambiente (bloqueo, moho, plagas).</text:p>
          </table:table-cell>
          <table:table-cell table:style-name="Tabla1.A1" office:value-type="string">
            <text:p text:style-name="P3"><text:span text:style-name="T1">Automatización y Protocolos Claros:</text:span> Necesidad de monitoreo constante (pH, EC) y prevención de errores humanos.</text:p>
          </table:table-cell>
          <table:table-cell table:style-name="Tabla1.A1" office:value-type="string">
            <text:p text:style-name="P3"><text:span text:style-name="T1">Control Ambiental Absoluto (VPD y HVAC):</text:span> La industria se enfoca en sistemas HVAC y en el Déficit de Presión de Vapor (VPD) para prevenir activamente el estrés hídrico, el moho y las plagas. La VPD es la clave para la salud y la fotosíntesis.</text:p>
          </table:table-cell>
        </table:table-row>
        <table:table-row>
          <table:table-cell table:style-name="Tabla1.A1" office:value-type="string">
            <text:p text:style-name="P3"><text:span text:style-name="T1">Alta Barrera de Entrada / Sobredosis de Información:</text:span> La dificultad de empezar por la complejidad técnica y la inconsistencia de datos.</text:p>
          </table:table-cell>
          <table:table-cell table:style-name="Tabla1.A1" office:value-type="string">
            <text:p text:style-name="P3"><text:span text:style-name="T1">Sistematización y Asesoría Simplificada:</text:span> Necesidad de guías paso a paso, calendarios claros y "solucionadores de problemas".</text:p>
          </table:table-cell>
          <table:table-cell table:style-name="Tabla1.A1" office:value-type="string">
            <text:p text:style-name="P3"><text:span text:style-name="T1">Regulación y GACP/GMP:</text:span> Las normativas imponen la <text:span text:style-name="T1">estandarización</text:span> y la <text:span text:style-name="T1">trazabilidad</text:span>. Esto fuerza la creación de protocolos claros y rigurosos (GACP) en la agricultura, que a su vez se convierten en los "manuales de éxito" que los usuarios inexpertos buscan.</text:p>
          </table:table-cell>
        </table:table-row>
        <table:table-row>
          <table:table-cell table:style-name="Tabla1.A1" office:value-type="string">
            <text:p text:style-name="P3"><text:span text:style-name="T1">Ensayo y Error en la Nutrición:</text:span> El cultivador prueba "mierda avanzada primero" o sobrefertiliza, lo que resulta contraproducente.</text:p>
          </table:table-cell>
          <table:table-cell table:style-name="Tabla1.A1" office:value-type="string">
            <text:p text:style-name="P3"><text:span text:style-name="T1">Automatización de Fertirrigación:</text:span> Necesidad de herramientas que monitoreen y ajusten automáticamente el pH y la EC para evitar bloqueos de nutrientes.</text:p>
          </table:table-cell>
          <table:table-cell table:style-name="Tabla1.A1" office:value-type="string">
            <text:p text:style-name="P3"><text:span text:style-name="T1">Sistemas de Fertirrigación de Precisión:</text:span> Las soluciones de agricultura digital como GrowSphere™ y los sistemas de dosificación (Netaflex) permiten controlar el NPK, el pH y la EC con precisión milimétrica, ajustando las proporciones en función de la etapa de crecimiento.</text:p>
          </table:table-cell>
        </table:table-row>
      </table:table>
      <text:p text:style-name="P4">--------------------------------------------------------------------------------</text:p>
      <text:p text:style-name="P5">II. Demandas Reales Ya Abordadas por el Mercado (Próximos 12-18 Meses)</text:p>
      <text:p text:style-name="P4"><text:soft-page-break/>Gran parte de la tecnología necesaria para superar las frustraciones del cultivo ya existe y está madurando rápidamente, impulsada por la industria farmacéutica y la legalización.</text:p>
      <text:p text:style-name="P6">1. Abordando la Necesidad de Precisión y Constancia</text:p>
      <text:p text:style-name="P7">• <text:span text:style-name="T2">Monitoreo Ambiental Crítico (VPD):</text:span><text:span text:style-name="T3"> La importancia del VPD (Déficit de Presión de Vapor) está siendo completamente reconocida. Existen guías detalladas que especifican el </text:span><text:span text:style-name="T2">VPD ideal para cada etapa de crecimiento</text:span><text:span text:style-name="T3"> (por ejemplo, 0.4–0.8 kPa para esquejes y 1.2–1.5 kPa para floración). Herramientas digitales como Pulse y calculadoras de VPD ya están disponibles para permitir el monitoreo continuo y reducir las fluctuaciones que pueden disminuir el rendimiento hasta en un 20%.</text:span></text:p>
      <text:p text:style-name="P7">• <text:span text:style-name="T2">Automatización de Riego y Nutrición:</text:span><text:span text:style-name="T3"> Sistemas como la fertirrigación de precisión de Netafim, con dosificadores de 6 a 8 canales para NPK y pH, ofrecen uniformidad y consistencia, eliminando el error humano en la mezcla y la dosificación. Esto aborda directamente la frustración por la inconsistencia del proceso y la necesidad de tener </text:span><text:span text:style-name="T2">protocolos claros y consistentes</text:span><text:span text:style-name="T3">.</text:span></text:p>
      <text:p text:style-name="P7">• <text:span text:style-name="T2">Infraestructura para el Control Total:</text:span><text:span text:style-name="T3"> El diseño de salas </text:span><text:span text:style-name="T4">indoor</text:span><text:span text:style-name="T3"> se centra en el sistema HVAC como el elemento más esencial para controlar temperatura, humedad y CO2. Las luces LED son preferidas por su eficiencia y menor generación de calor, facilitando el control de la temperatura, un factor crítico que afecta al metabolismo y la aparición de plagas/moho.</text:span></text:p>
      <text:p text:style-name="P7">• <text:span text:style-name="T2">Estandarización Regulatoria (Trazabilidad y Calidad):</text:span><text:span text:style-name="T3"> Las certificaciones GACP (Buenas Prácticas de Agricultura y Recolección) y GMP (Buenas Prácticas de Fabricación) se están consolidando como el estándar </text:span><text:span text:style-name="T4">de facto</text:span><text:span text:style-name="T3"> para el cannabis medicinal. Esto obliga a los productores a documentar y estandarizar el manejo de suelo, agua, plagas y la manipulación post-cosecha, asegurando la calidad y la seguridad del producto.</text:span></text:p>
      <text:p text:style-name="P6">2. Abordando la Sobrecarga de Información con Contenido Estructurado</text:p>
      <text:p text:style-name="P7">• <text:span text:style-name="T2">Guías de Cultivo Detalladas y Acciones Específicas:</text:span><text:span text:style-name="T3"> El mercado comercial (blogs y guías) ha reaccionado a la "sobredosis de información" ofreciendo contenidos altamente estructurados, como guías semana a semana para la floración y tablas resumidas de NPK, Temperatura, Humedad y EC para cada fase. Esto cumple con la petición implícita de una </text:span><text:span text:style-name="T2">"guía sencilla y práctica"</text:span><text:span text:style-name="T3"> que simplifica la complejidad del idioma y el conocimiento científico.</text:span></text:p>
      <text:p text:style-name="P4">--------------------------------------------------------------------------------</text:p>
      <text:p text:style-name="P5">III. Oportunidades No Cubiertas (Próximos 12-18 Meses)</text:p>
      <text:p text:style-name="P4">A pesar de la sofisticación de la tecnología existente, hay áreas donde la brecha entre la frustración del usuario y las soluciones disponibles aún es grande, especialmente en la <text:span text:style-name="T1">democratización</text:span> de las herramientas de precisión y el <text:span text:style-name="T1">diagnóstico contextualizado</text:span>.</text:p>
      <text:p text:style-name="P6">Oportunidad 1: Herramientas de Diagnóstico Contextualizado por IA (Abordando la Ambigüedad)</text:p>
      <text:p text:style-name="P7">• <text:span text:style-name="T2">El Problema:</text:span><text:span text:style-name="T3"> El cultivador se "vuelve loco" porque los síntomas son ambiguos (e.g., hojas amarillas). Un síntoma visual puede tener múltiples causas (deficiencia de N, exceso de P, bloqueo de nutrientes por pH descontrolado). Las guías actuales requieren que el usuario </text:span><text:span text:style-name="T4">diagnostique</text:span><text:span text:style-name="T3"> el problema antes de buscar la solución.</text:span></text:p>
      <text:p text:style-name="P7">• <text:span text:style-name="T2">La Oportunidad (Próximos 12-18 meses):</text:span><text:span text:style-name="T3"> Desarrollar un "solucionador de problemas" integrado que utilice </text:span><text:span text:style-name="T2">Inteligencia Artificial</text:span><text:span text:style-name="T3"> para cruzar: 1) </text:span><text:span text:style-name="T2">Datos ambientales en tiempo real</text:span><text:span text:style-name="T3"> (EC, pH, VPD) recogidos por sensores; 2) </text:span><text:span text:style-name="T2">El estadio de crecimiento</text:span><text:span text:style-name="T3"> de la planta (Clonación, Floración S3, </text:span><text:soft-page-break/><text:span text:style-name="T3">etc.); y 3) </text:span><text:span text:style-name="T2">Análisis visual (fotos)</text:span><text:span text:style-name="T3"> subidas por el usuario. Esto resultaría en un </text:span><text:span text:style-name="T2">diagnóstico singular y contextualizado</text:span><text:span text:style-name="T3"> (ej.: "Es bloqueo de nutrientes, causado por un pH bajo en tu etapa de floración, a pesar de que tu EC sea alta") con una </text:span><text:span text:style-name="T2">acción correctiva única</text:span><text:span text:style-name="T3"> (ej.: "Realiza lavado de raíces y ajusta el pH del agua a 6.2"). Esto elimina el bloqueo y la sobrecarga de información.</text:span></text:p>
      <text:p text:style-name="P6">Oportunidad 2: Democratización de la Precisión para el Cultivo Doméstico (Simplificación de Herramientas Profesionales)</text:p>
      <text:p text:style-name="P7">• <text:span text:style-name="T2">El Problema:</text:span><text:span text:style-name="T3"> La tecnología de punta (HVAC, unidades de fertirrigación Netaflex) está orientada y valorada para operaciones comerciales certificadas (GMP/GACP). El </text:span><text:span text:style-name="T4">autocultivador</text:span><text:span text:style-name="T3"> o pequeño productor se enfrenta al </text:span><text:span text:style-name="T2">alto costo de entrada</text:span><text:span text:style-name="T3"> de equipos avanzados y sensores.</text:span></text:p>
      <text:p text:style-name="P7">• <text:span text:style-name="T2">La Oportunidad (Próximos 12-18 meses):</text:span><text:span text:style-name="T3"> Integrar sistemas de monitoreo de precisión (VPD, pH/EC) en paquetes de menor costo y más fácil instalación, destinados al cultivo </text:span><text:span text:style-name="T4">indoor</text:span><text:span text:style-name="T3"> de escala personal. El mercado debe moverse más allá de simplemente vender sensores y ofrecer </text:span><text:span text:style-name="T2">"paquetes de automatización de acompañamiento"</text:span><text:span text:style-name="T3"> que incluyan </text:span><text:span text:style-name="T2">controladores unificados</text:span><text:span text:style-name="T3"> que accionen humidificadores/deshumidificadores/bombas en función del cálculo de VPD/EC de la planta, automatizando la disciplina y la constancia que tanto frustra a los novatos.</text:span></text:p>
      <text:p text:style-name="P6">Oportunidad 3: Asesoría Genética y Protocolos Adaptativos</text:p>
      <text:p text:style-name="P7">• <text:span text:style-name="T2">El Problema:</text:span><text:span text:style-name="T3"> Existe una alta variabilidad genética y plasticidad fenotípica en el </text:span><text:span text:style-name="T4">Cannabis sp.</text:span><text:span text:style-name="T3"> en respuesta a las condiciones ambientales y prácticas de cultivo. Los protocolos generales (como los rangos de NPK) son útiles, pero las plantas tienen requerimientos específicos que varían por genética y año.</text:span></text:p>
      <text:p text:style-name="P7">• <text:span text:style-name="T2">La Oportunidad (Próximos 12-18 meses):</text:span><text:span text:style-name="T3"> La investigación en </text:span><text:span text:style-name="T2">identificación genética (marcadores moleculares)</text:span><text:span text:style-name="T3"> es estratégica para la trazabilidad medicinal. Se puede capitalizar esta tendencia creando servicios que unan la genética con el protocolo agronómico. Por ejemplo, ofrecer: </text:span><text:span text:style-name="T2">"Protocolos de Fertirrigación/VPD optimizados para la genética X"</text:span><text:span text:style-name="T3">, generados a partir de ensayos de campo (como los realizados por INTA) o bases de datos de investigación (que muestran, por ejemplo, la correlación negativa entre N y THC en ciertas cepas). Esto va más allá de las guías genéricas y ofrece la </text:span><text:span text:style-name="T2">personalización</text:span><text:span text:style-name="T3"> que reduce el ensayo y error para maximizar el rendimiento y la potencia.</text:span></text:p>
      <text:p text:style-name="P4">--------------------------------------------------------------------------------</text:p>
      <text:p text:style-name="P5">Resumen Conclusivo (Próximos 12-18 Meses):</text:p>
      <text:p text:style-name="P4">El mercado comercial (cannabis medicinal) ha respondido a la frustración de la pérdida de cosechas invirtiendo fuertemente en <text:span text:style-name="T1">automatización ambiental (HVAC, VPD)</text:span> y <text:span text:style-name="T1">estandarización regulatoria (GACP/GMP)</text:span> para garantizar la calidad y la trazabilidad.</text:p>
      <text:p text:style-name="P4">Sin embargo, para el cultivador a pequeña y mediana escala, las mayores oportunidades radican en la <text:span text:style-name="T1">Inteligencia y la Democratización</text:span>. Se necesita un ecosistema de herramientas asequibles que no solo midan (pH, EC, VPD), sino que <text:span text:style-name="T1">diagnostiquen la causa raíz de los síntomas ambiguos</text:span> mediante IA y ofrezcan <text:span text:style-name="T1">soluciones automatizadas y contextualizadas</text:span> a las necesidades específicas de la genética que se está cultivando, ayudando a superar la parálisis y la sobrecarga informativ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30T16:56:01.081721000</meta:creation-date>
    <dc:date>2025-11-30T16:56:46.290050200</dc:date>
    <meta:editing-duration>PT45S</meta:editing-duration>
    <meta:editing-cycles>1</meta:editing-cycles>
    <meta:generator>LibreOffice/25.2.7.2$Windows_X86_64 LibreOffice_project/5cbfd1ab6520636bb5f7b99185aa69bd7456825d</meta:generator>
    <meta:document-statistic meta:table-count="1" meta:image-count="0" meta:object-count="0" meta:page-count="3" meta:paragraph-count="44" meta:word-count="1348" meta:character-count="9328" meta:non-whitespace-character-count="8026"/>
  </office:meta>
</office:document-meta>
</file>